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 primary pag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ypoint pages (3 types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&gt; nearest wp pag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&gt; wp list pa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3&gt; wp defination p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p pag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to wp page</text:p>
          </table:table-cell>
          <table:table-cell/>
        </table:table-row>
        <table:table-row table:style-name="ro1">
          <table:table-cell office:value-type="string" calcext:value-type="string">
            <text:p>n4249</text:p>
          </table:table-cell>
          <table:table-cell office:value-type="string" calcext:value-type="string">
            <text:p>grafic highy point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tellite pag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at to stor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lete all wp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route defination pag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known terms</text:p>
          </table:table-cell>
          <table:table-cell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menu pag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 and sun calculation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ssage [age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at we cant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vigation pag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ximity wp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ting a goto destination (4 method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&gt; GO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&gt; MO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3&gt; Trackback 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&gt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lculation satellite page skyview</text:p>
          </table:table-cell>
          <table:table-cell/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gps string understandin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king a position (mark position page)</text:p>
          </table:table-cell>
          <table:table-cell/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postion pag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at resources i used for this al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p pa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20:44.151564791</meta:creation-date>
    <dc:date>2019-06-28T11:29:53.772548435</dc:date>
    <meta:editing-duration>PT9M12S</meta:editing-duration>
    <meta:editing-cycles>1</meta:editing-cycles>
    <meta:document-statistic meta:table-count="1" meta:cell-count="59" meta:object-count="0"/>
    <meta:generator>LibreOffice/5.2.7.2$Linux_ARM_EABI LibreOffice_project/20m0$Build-2</meta:generator>
  </office:meta>
</office:document-meta>
</file>